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402cm"/>
    </style:style>
    <style:style style:name="co2" style:family="table-column">
      <style:table-column-properties fo:break-before="auto" style:column-width="3.334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4.713cm"/>
    </style:style>
    <style:style style:name="co5" style:family="table-column">
      <style:table-column-properties fo:break-before="auto" style:column-width="6.579cm"/>
    </style:style>
    <style:style style:name="co6" style:family="table-column">
      <style:table-column-properties fo:break-before="auto" style:column-width="7.73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7.239cm" fo:break-before="auto" style:use-optimal-row-height="true"/>
    </style:style>
    <style:style style:name="ro5" style:family="table-row">
      <style:table-row-properties style:row-height="7.791cm" fo:break-before="auto" style:use-optimal-row-height="true"/>
    </style:style>
    <style:style style:name="ro6" style:family="table-row">
      <style:table-row-properties style:row-height="8.897cm" fo:break-before="auto" style:use-optimal-row-height="true"/>
    </style:style>
    <style:style style:name="ro7" style:family="table-row">
      <style:table-row-properties style:row-height="8.345cm" fo:break-before="auto" style:use-optimal-row-height="true"/>
    </style:style>
    <style:style style:name="ro8" style:family="table-row">
      <style:table-row-properties style:row-height="5.581cm" fo:break-before="auto" style:use-optimal-row-height="true"/>
    </style:style>
    <style:style style:name="ro9" style:family="table-row">
      <style:table-row-properties style:row-height="3.369cm" fo:break-before="auto" style:use-optimal-row-height="true"/>
    </style:style>
    <style:style style:name="ro10" style:family="table-row">
      <style:table-row-properties style:row-height="6.133cm" fo:break-before="auto" style:use-optimal-row-height="true"/>
    </style:style>
    <style:style style:name="ro11" style:family="table-row">
      <style:table-row-properties style:row-height="4.475cm" fo:break-before="auto" style:use-optimal-row-height="true"/>
    </style:style>
    <style:style style:name="ro12" style:family="table-row">
      <style:table-row-properties style:row-height="2.817cm" fo:break-before="auto" style:use-optimal-row-height="true"/>
    </style:style>
    <style:style style:name="ro13" style:family="table-row">
      <style:table-row-properties style:row-height="4.001cm" fo:break-before="auto" style:use-optimal-row-height="true"/>
    </style:style>
    <style:style style:name="ro14" style:family="table-row">
      <style:table-row-properties style:row-height="4.791cm" fo:break-before="auto" style:use-optimal-row-height="true"/>
    </style:style>
    <style:style style:name="ro15" style:family="table-row">
      <style:table-row-properties style:row-height="2.422cm" fo:break-before="auto" style:use-optimal-row-height="true"/>
    </style:style>
    <style:style style:name="ro16" style:family="table-row">
      <style:table-row-properties style:row-height="5.186cm" fo:break-before="auto" style:use-optimal-row-height="true"/>
    </style:style>
    <style:style style:name="ro17" style:family="table-row">
      <style:table-row-properties style:row-height="3.21cm" fo:break-before="auto" style:use-optimal-row-height="true"/>
    </style:style>
    <style:style style:name="ro18" style:family="table-row">
      <style:table-row-properties style:row-height="4.396cm" fo:break-before="auto" style:use-optimal-row-height="true"/>
    </style:style>
    <style:style style:name="ro19" style:family="table-row">
      <style:table-row-properties style:row-height="3.921cm" fo:break-before="auto" style:use-optimal-row-height="true"/>
    </style:style>
    <style:style style:name="ro20" style:family="table-row">
      <style:table-row-properties style:row-height="5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4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zh" style:country-asian="CN" style:font-style-asian="normal" style:font-weight-asian="normal" style:font-name-complex="Tahoma" style:font-size-complex="1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emini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2"/>
          <table:table-cell office:value-type="string" calcext:value-type="string">
            <text:p>6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4">
          <table:table-cell/>
          <table:table-cell table:style-name="ce11" office:value-type="string" calcext:value-type="string">
            <text:p>examples/warntoggle/www/warntoggle.py:17</text:p>
          </table:table-cell>
          <table:table-cell table:style-name="ce11" office:value-type="string" calcext:value-type="string">
            <text:p>writetoggles[k] = eval(str(v))</text:p>
          </table:table-cell>
          <table:table-cell table:style-name="ce12" office:value-type="string" calcext:value-type="string">
            <text:p>Критическая уязвимость (RCE). Использование функции eval() для обработки пользовательского ввода (req.form). Злоумышленник может выполнить произвольный Python-код на сервере.</text:p>
          </table:table-cell>
          <table:table-cell table:style-name="ce12" office:value-type="string" calcext:value-type="string">
            <text:p>CWE-95: Improper Neutralization of Directives in Dynamically Evaluated Code</text:p>
          </table:table-cell>
          <table:table-cell table:style-name="ce11" office:value-type="string" calcext:value-type="string">
            <text:p>Замените eval() на безопасное приведение типов (например, bool(), int()) или json.loads(), если ожидается JSON.</text:p>
          </table:table-cell>
          <table:table-cell office:value-type="string" calcext:value-type="string">
            <text:p>УО</text:p>
          </table:table-cell>
        </table:table-row>
        <table:table-row table:style-name="ro4">
          <table:table-cell/>
          <table:table-cell table:style-name="ce11" office:value-type="string" calcext:value-type="string">
            <text:p>mqttwarn/commands.py:173</text:p>
          </table:table-cell>
          <table:table-cell table:style-name="ce11" office:value-type="string" calcext:value-type="string">
            <text:p>logging.basicConfig(stream=eval(LOGFILE), ...)</text:p>
          </table:table-cell>
          <table:table-cell table:style-name="ce12" office:value-type="string" calcext:value-type="string">
            <text:p>Выполнение произвольного кода. Если конфигурационный файл (LOGFILE) контролируется злоумышленником, он может внедрить вредоносный код через конструкцию stream://.</text:p>
          </table:table-cell>
          <table:table-cell table:style-name="ce12" office:value-type="string" calcext:value-type="string">
            <text:p>CWE-95 / CWE-78</text:p>
          </table:table-cell>
          <table:table-cell table:style-name="ce11" office:value-type="string" calcext:value-type="string">
            <text:p>Удалите eval. Используйте словарь (whitelist) допустимых потоков (например, {'sys.stderr': sys.stderr, 'sys.stdout': sys.stdout}) или getattr(sys, stream_name)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11" office:value-type="string" calcext:value-type="string">
            <text:p>mqttwarn/services/mysql.py:18</text:p>
          </table:table-cell>
          <table:table-cell table:style-name="ce11" office:value-type="string" calcext:value-type="string">
            <text:p>cursor.execute("describe %s" % tablename)</text:p>
          </table:table-cell>
          <table:table-cell table:style-name="ce12" office:value-type="string" calcext:value-type="string">
            <text:p>SQL Injection. Имя таблицы подставляется через строковое форматирование без санитайзинга. Переменная tablename формируется из item.addrs и item.data (строка 48), что может контролироваться внешней системой (MQTT payload).</text:p>
          </table:table-cell>
          <table:table-cell table:style-name="ce12" office:value-type="string" calcext:value-type="string">
            <text:p>CWE-89: Improper Neutralization of Special Elements used in an SQL Command</text:p>
          </table:table-cell>
          <table:table-cell table:style-name="ce11" office:value-type="string" calcext:value-type="string">
            <text:p>Используйте фильтрацию имени таблицы (whitelist) или валидацию по регулярному выражению (только буквы/цифры), как это сделано в mysql_dynamic.py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table:style-name="ce11" office:value-type="string" calcext:value-type="string">
            <text:p>mqttwarn/services/execute.py:20</text:p>
          </table:table-cell>
          <table:table-cell table:style-name="ce11" office:value-type="string" calcext:value-type="string">
            <text:p>cmd = [i.replace(replace, text) for i in item.addrs]</text:p>
          </table:table-cell>
          <table:table-cell table:style-name="ce12" office:value-type="string" calcext:value-type="string">
            <text:p>Argument Injection. Хотя используется shell=False, данные из MQTT (text) вставляются в аргументы команды. Злоумышленник может внедрить дополнительные флаги (например, --output /etc/passwd), если целевая утилита это поддерживает.</text:p>
          </table:table-cell>
          <table:table-cell table:style-name="ce12" office:value-type="string" calcext:value-type="string">
            <text:p>CWE-88: Improper Neutralization of Argument Delimiters in a Command</text:p>
          </table:table-cell>
          <table:table-cell table:style-name="ce11" office:value-type="string" calcext:value-type="string">
            <text:p>Валидируйте входные данные (text) на наличие символов - или -- в начале строки, если они подставляются как аргументы, либо используйте разделитель -- перед позиционными аргументами при вызове.</text:p>
          </table:table-cell>
          <table:table-cell office:value-type="string" calcext:value-type="string">
            <text:p>УО</text:p>
          </table:table-cell>
        </table:table-row>
        <table:table-row table:style-name="ro7">
          <table:table-cell/>
          <table:table-cell table:style-name="ce11" office:value-type="string" calcext:value-type="string">
            <text:p>mqttwarn/services/file.py:28, 38</text:p>
          </table:table-cell>
          <table:table-cell table:style-name="ce11" office:value-type="string" calcext:value-type="string">
            <text:p>filename = item.addrs[0].format(**item.data)</text:p>
          </table:table-cell>
          <table:table-cell table:style-name="ce12" office:value-type="string" calcext:value-type="string">
            <text:p>Path Traversal. Имя файла формируется динамически на основе данных из MQTT-сообщения. Злоумышленник может использовать ../../ для записи файла в произвольную директорию (перезапись конфигов, SSH-ключей).</text:p>
          </table:table-cell>
          <table:table-cell table:style-name="ce12" office:value-type="string" calcext:value-type="string">
            <text:p>CWE-22: Improper Limitation of a Pathname to a Restricted Directory</text:p>
          </table:table-cell>
          <table:table-cell table:style-name="ce11" office:value-type="string" calcext:value-type="string">
            <text:p>Используйте os.path.basename() для очистки имени файла от путей или проверяйте, что результирующий путь находится внутри разрешенной директории.</text:p>
          </table:table-cell>
          <table:table-cell office:value-type="string" calcext:value-type="string">
            <text:p>УО</text:p>
          </table:table-cell>
        </table:table-row>
        <table:table-row table:style-name="ro8">
          <table:table-cell/>
          <table:table-cell table:style-name="ce11" office:value-type="string" calcext:value-type="string">
            <text:p>contrib/zabbix_mqtt_agent.py:29</text:p>
          </table:table-cell>
          <table:table-cell table:style-name="ce11" office:value-type="string" calcext:value-type="string">
            <text:p>mqttc.tls_insecure_set(True)</text:p>
          </table:table-cell>
          <table:table-cell table:style-name="ce12" office:value-type="string" calcext:value-type="string">
            <text:p>Отключение проверки сертификатов. Клиент принимает любой TLS-сертификат, что делает соединение уязвимым к атакам Man-in-the-Middle (MitM).</text:p>
          </table:table-cell>
          <table:table-cell table:style-name="ce12" office:value-type="string" calcext:value-type="string">
            <text:p>CWE-295: Improper Certificate Validation</text:p>
          </table:table-cell>
          <table:table-cell table:style-name="ce11" office:value-type="string" calcext:value-type="string">
            <text:p>Установите значение False для продакшн-среды или удалите вызов (по умолчанию проверяет). Требуйте корректный корневой сертификат.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11" office:value-type="string" calcext:value-type="string">
            <text:p>contrib/amqp-puka-get.py:11</text:p>
          </table:table-cell>
          <table:table-cell table:style-name="ce11" office:value-type="string" calcext:value-type="string">
            <text:p>client = puka.Client('amqp://guest:guest@localhost')</text:p>
          </table:table-cell>
          <table:table-cell table:style-name="ce12" office:value-type="string" calcext:value-type="string">
            <text:p>Hard-coded Credentials. Использование учетных данных по умолчанию (guest:guest) в коде.</text:p>
          </table:table-cell>
          <table:table-cell table:style-name="ce12" office:value-type="string" calcext:value-type="string">
            <text:p>CWE-798: Use of Hard-coded Credentials</text:p>
          </table:table-cell>
          <table:table-cell table:style-name="ce11" office:value-type="string" calcext:value-type="string">
            <text:p>Вынесите учетные данные в переменные окружения или конфигурационный файл.</text:p>
          </table:table-cell>
          <table:table-cell office:value-type="string" calcext:value-type="string">
            <text:p>УО</text:p>
          </table:table-cell>
        </table:table-row>
        <table:table-row table:style-name="ro10">
          <table:table-cell/>
          <table:table-cell table:style-name="ce11" office:value-type="string" calcext:value-type="string">
            <text:p>mqttwarn/services/ssh.py:11</text:p>
          </table:table-cell>
          <table:table-cell table:style-name="ce11" office:value-type="string" calcext:value-type="string">
            <text:p>from pipes import quote</text:p>
          </table:table-cell>
          <table:table-cell table:style-name="ce12" office:value-type="string" calcext:value-type="string">
            <text:p>Использование устаревшей библиотеки. Модуль pipes объявлен устаревшим и удален в Python 3.13. quote в старых версиях может иметь нюансы безопасности.</text:p>
          </table:table-cell>
          <table:table-cell table:style-name="ce12" office:value-type="string" calcext:value-type="string">
            <text:p>Bad Practice / Tech Debt</text:p>
          </table:table-cell>
          <table:table-cell table:style-name="ce11" office:value-type="string" calcext:value-type="string">
            <text:p>Замените на shlex.quote (доступен в стандартной библиотеке Python 3).</text:p>
          </table:table-cell>
          <table:table-cell office:value-type="string" calcext:value-type="string">
            <text:p>ЛС</text:p>
          </table:table-cell>
        </table:table-row>
        <table:table-row table:style-name="ro7">
          <table:table-cell/>
          <table:table-cell table:style-name="ce11" office:value-type="string" calcext:value-type="string">
            <text:p>mqttwarn/services/ssh.py:59</text:p>
          </table:table-cell>
          <table:table-cell table:style-name="ce11" office:value-type="string" calcext:value-type="string">
            <text:p>command = command % args ... ssh.exec_command(command)</text:p>
          </table:table-cell>
          <table:table-cell table:style-name="ce12" office:value-type="string" calcext:value-type="string">
            <text:p>Command Injection (Remote). Команда формируется строковым форматированием. Хотя используется quote(args), выполнение команд на удаленном сервере через SSH всегда несет риск, если command (шаблон) недостаточно строг.</text:p>
          </table:table-cell>
          <table:table-cell table:style-name="ce12" office:value-type="string" calcext:value-type="string">
            <text:p>CWE-78: OS Command Injection</text:p>
          </table:table-cell>
          <table:table-cell table:style-name="ce11" office:value-type="string" calcext:value-type="string">
            <text:p>Убедитесь, что command (шаблон из конфига) не позволяет выполнение произвольных команд через подстановку. Предпочтительнее передавать аргументы без shell-интерпретации, если библиотека позволяет (exec без shell).</text:p>
          </table:table-cell>
          <table:table-cell office:value-type="string" calcext:value-type="string">
            <text:p>ОН</text:p>
          </table:table-cell>
        </table:table-row>
        <table:table-row table:style-name="ro11">
          <table:table-cell/>
          <table:table-cell table:style-name="ce11" office:value-type="string" calcext:value-type="string">
            <text:p>mqttwarn/services/postgres.py:33</text:p>
          </table:table-cell>
          <table:table-cell table:style-name="ce11" office:value-type="string" calcext:value-type="string">
            <text:p>sql = "insert into %s.%s ...</text:p>
          </table:table-cell>
          <table:table-cell table:style-name="ce12" office:value-type="string" calcext:value-type="string">
            <text:p>SQL Injection. Аналогично MySQL, имя схемы и таблицы подставляются через форматирование строки.</text:p>
          </table:table-cell>
          <table:table-cell table:style-name="ce12" office:value-type="string" calcext:value-type="string">
            <text:p>CWE-89: SQL Injection</text:p>
          </table:table-cell>
          <table:table-cell table:style-name="ce11" office:value-type="string" calcext:value-type="string">
            <text:p>Используйте psycopg2.sql для безопасного построения идентификаторов (таблиц/схем) или строгую валидацию allow-list.</text:p>
          </table:table-cell>
          <table:table-cell office:value-type="string" calcext:value-type="string">
            <text:p>УО</text:p>
          </table:table-cell>
        </table:table-row>
        <table:table-row table:style-name="ro6">
          <table:table-cell/>
          <table:table-cell table:style-name="ce11" office:value-type="string" calcext:value-type="string">
            <text:p>mqttwarn/configuration.py:87</text:p>
          </table:table-cell>
          <table:table-cell table:style-name="ce11" office:value-type="string" calcext:value-type="string">
            <text:p>RawConfigParser.__init__(self, interpolation=VariableInterpolation(...))</text:p>
          </table:table-cell>
          <table:table-cell table:style-name="ce12" office:value-type="string" calcext:value-type="string">
            <text:p>Local File Inclusion (LFI). Класс VariableInterpolation (строка 79) позволяет читать содержимое файлов: get_file_contents. Если злоумышленник может модифицировать INI-файл или переменные среды, он может прочитать произвольные файлы.</text:p>
          </table:table-cell>
          <table:table-cell table:style-name="ce12" office:value-type="string" calcext:value-type="string">
            <text:p>CWE-73: External Control of File Name or Path</text:p>
          </table:table-cell>
          <table:table-cell table:style-name="ce11" office:value-type="string" calcext:value-type="string">
            <text:p>Ограничьте пути, из которых можно читать файлы, или убедитесь, что права доступа к конфигурационному файлу строго ограничены.</text:p>
          </table:table-cell>
          <table:table-cell office:value-type="string" calcext:value-type="string">
            <text:p>УО</text:p>
          </table:table-cell>
        </table:table-row>
        <table:table-row table:style-name="ro5">
          <table:table-cell/>
          <table:table-cell table:style-name="ce11" office:value-type="string" calcext:value-type="string">
            <text:p>mqttwarn/core.py:43</text:p>
          </table:table-cell>
          <table:table-cell table:style-name="ce11" office:value-type="string" calcext:value-type="string">
            <text:p>jenv = Environment(...)</text:p>
          </table:table-cell>
          <table:table-cell table:style-name="ce12" office:value-type="string" calcext:value-type="string">
            <text:p>Cross-Site Scripting (XSS). Jinja2 инициализируется без autoescape=True. Если сформированные уведомления (например, HTML-письма) содержат данные из MQTT, возможна XSS-атака на получателя письма/админа.</text:p>
          </table:table-cell>
          <table:table-cell table:style-name="ce12" office:value-type="string" calcext:value-type="string">
            <text:p>CWE-79: XSS</text:p>
          </table:table-cell>
          <table:table-cell table:style-name="ce11" office:value-type="string" calcext:value-type="string">
            <text:p>Включите autoescape=True при создании Environment, особенно если вывод используется в HTML-контексте (плагины smtp с html, вебхуки и т.д.).</text:p>
          </table:table-cell>
          <table:table-cell office:value-type="string" calcext:value-type="string">
            <text:p>ОН</text:p>
          </table:table-cell>
        </table:table-row>
      </table:table>
      <table:table table:name="ChatGP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/>
          <table:table-cell office:value-type="string" calcext:value-type="string">
            <text:p>7 ОНН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12">
          <table:table-cell/>
          <table:table-cell table:style-name="ce13" office:value-type="string" calcext:value-type="string">
            <text:p>mqttwarn/configuration.py — logging.basicConfig(...) </text:p>
            <text:p>mqttwarn</text:p>
          </table:table-cell>
          <table:table-cell table:style-name="ce13" office:value-type="string" calcext:value-type="string">
            <text:p>logging.basicConfig(stream=eval(LOGFILE), level=LOGLEVEL, format=LOGFORMAT)</text:p>
          </table:table-cell>
          <table:table-cell table:style-name="ce13" office:value-type="string" calcext:value-type="string">
            <text:p>Использование eval() на строке конфигурации для получения потока лога. Любой контролируемый вход в LOGFILE позволит выполнить произвольный Python-код — RCE.</text:p>
          </table:table-cell>
          <table:table-cell table:style-name="ce14" office:value-type="string" calcext:value-type="string">
            <text:p>CWE-95 Improper Neutralization of Directives in Dynamically Evaluated Code (использование eval)</text:p>
          </table:table-cell>
          <table:table-cell table:style-name="ce13" office:value-type="string" calcext:value-type="string">
            <text:p>Убрать eval. Поддерживать только безопасные значения: stream://sys.stderr, stream://sys.stdout — маппить строковые ключи на реальные объекты ({'sys.stderr': sys.stderr}) или использовать getattr(sys, ...) с whitelist. Проверять/валидировать значение перед использованием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13" office:value-type="string" calcext:value-type="string">
            <text:p>examples/hiveeyes/load_module (examples/hiveeyes) — динамическая загрузка через imp.load_source и MD5 </text:p>
            <text:p>mqttwarn</text:p>
          </table:table-cell>
          <table:table-cell table:style-name="ce13" office:value-type="string" calcext:value-type="string">
            <text:p>return imp.load_source(hashlib.md5(path).hexdigest(), path, fp)</text:p>
          </table:table-cell>
          <table:table-cell table:style-name="ce13" office:value-type="string" calcext:value-type="string">
            <text:p>Две проблемы: (1) динамическая загрузка произвольного path запускает код из файла (без проверки источника) — исполнение не доверенного кода; (2) использование hashlib.md5() (устаревший/слабый хэш) хотя бы для генерации имени модуля.</text:p>
          </table:table-cell>
          <table:table-cell table:style-name="ce14" office:value-type="string" calcext:value-type="string">
            <text:p>Эвристика AI / Logic Flaw (динамическая загрузка) + CWE-327 Use of Broken or Risky Cryptographic Algorithm (MD5)</text:p>
          </table:table-cell>
          <table:table-cell table:style-name="ce13" office:value-type="string" calcext:value-type="string">
            <text:p>Ограничить источник загружаемых модулей (только доверённые директории / явные whitelist). По возможности использовать importlib и spec/exec_module с проверкой пути. Для имени/идентификатора использовать uuid.uuid4() или hashlib.sha256() вместо MD5. Логировать и применять проверку прав доступа к файлу.</text:p>
          </table:table-cell>
          <table:table-cell office:value-type="string" calcext:value-type="string">
            <text:p>УО</text:p>
          </table:table-cell>
        </table:table-row>
        <table:table-row table:style-name="ro14">
          <table:table-cell/>
          <table:table-cell table:style-name="ce13" office:value-type="string" calcext:value-type="string">
            <text:p>mqttwarn/services/mysql_dynamic.py — создание таблицы / INSERT с форматированием идентификаторов </text:p>
            <text:p>mqttwarn</text:p>
          </table:table-cell>
          <table:table-cell table:style-name="ce13" office:value-type="string" calcext:value-type="string">
            <text:p>cursor.execute("describe %s" % table_name)</text:p>
            <text:p>sql = "insert into %s (%s) values (%s)" % (table_name, columns, values_template)</text:p>
          </table:table-cell>
          <table:table-cell table:style-name="ce13" office:value-type="string" calcext:value-type="string">
            <text:p>Имена таблиц/столбцов вставляются в SQL через строковую интерполяцию — если table_name/columns получены из конфигурации или из item.data — возможна SQL Injection/манипуляция структурой БД. Параметризация применяется только к значениям, но идентификаторы не защищены.</text:p>
          </table:table-cell>
          <table:table-cell table:style-name="ce14" office:value-type="string" calcext:value-type="string">
            <text:p>CWE-89 SQL Injection</text:p>
          </table:table-cell>
          <table:table-cell table:style-name="ce13" office:value-type="string" calcext:value-type="string">
            <text:p>Валидировать/выполнять строгую валидацию идентификаторов (whitelist или регулярное разрешение только [A-Za-z0-9_-]). Не позволять вводить произвольные имена таблиц из внешних данных. Для динамических идентификаторов — применять маппинг конфиг→имя таблицы, а не подставлять строку напрямую. Документировать и тестировать пути создания таблиц.</text:p>
          </table:table-cell>
          <table:table-cell office:value-type="string" calcext:value-type="string">
            <text:p>УО</text:p>
          </table:table-cell>
        </table:table-row>
        <table:table-row table:style-name="ro12">
          <table:table-cell/>
          <table:table-cell table:style-name="ce13" office:value-type="string" calcext:value-type="string">
            <text:p>mqttwarn/services/sqlite.py — вставка имени таблицы через строку (sqlite) </text:p>
            <text:p>mqttwarn</text:p>
          </table:table-cell>
          <table:table-cell table:style-name="ce13" office:value-type="string" calcext:value-type="string">
            <text:p>c.execute('CREATE TABLE IF NOT EXISTS %s (payload TEXT)' % table)</text:p>
            <text:p>c.execute('INSERT INTO %s VALUES (?)' % table, (text, ))</text:p>
          </table:table-cell>
          <table:table-cell table:style-name="ce13" office:value-type="string" calcext:value-type="string">
            <text:p>То же: имена таблиц вставляются через % — уязвимость изменения структуры/вставки SQL.</text:p>
          </table:table-cell>
          <table:table-cell table:style-name="ce14" office:value-type="string" calcext:value-type="string">
            <text:p>CWE-89 SQL Injection (через идентификаторы)</text:p>
          </table:table-cell>
          <table:table-cell table:style-name="ce13" office:value-type="string" calcext:value-type="string">
            <text:p>Валидировать имя таблицы (строгий regexp) или использовать whitelist/конфигурационный маппинг. Никогда не подставлять пользовательские строки в SQL без строгой валидации.</text:p>
          </table:table-cell>
          <table:table-cell office:value-type="string" calcext:value-type="string">
            <text:p>УО</text:p>
          </table:table-cell>
        </table:table-row>
        <table:table-row table:style-name="ro15">
          <table:table-cell/>
          <table:table-cell table:style-name="ce13" office:value-type="string" calcext:value-type="string">
            <text:p>mqttwarn/services/hangbot.py — вызов requests с отключённой проверкой TLS </text:p>
            <text:p>mqttwarn</text:p>
          </table:table-cell>
          <table:table-cell table:style-name="ce13" office:value-type="string" calcext:value-type="string">
            <text:p>requests.post(url, data = json.dumps(payload), headers = headers, verify=False)</text:p>
          </table:table-cell>
          <table:table-cell table:style-name="ce13" office:value-type="string" calcext:value-type="string">
            <text:p>Отключена верификация сертификата (verify=False) — уязвимость MITM (man-in-the-middle), подмена/подслушивание трафика.</text:p>
          </table:table-cell>
          <table:table-cell table:style-name="ce14" office:value-type="string" calcext:value-type="string">
            <text:p>CWE-295 Improper Certificate Validation (или "Эвристика AI: TLS misconfiguration")</text:p>
          </table:table-cell>
          <table:table-cell table:style-name="ce13" office:value-type="string" calcext:value-type="string">
            <text:p>Не использовать verify=False в продакшне. По умолчанию verify=True. Если требуется нестандартный CA — явно указывать verify='/path/to/ca-bundle.pem'. Документировать отключение только для тестов и окружений разработки.</text:p>
          </table:table-cell>
          <table:table-cell office:value-type="string" calcext:value-type="string">
            <text:p>ОН</text:p>
          </table:table-cell>
        </table:table-row>
        <table:table-row table:style-name="ro16">
          <table:table-cell/>
          <table:table-cell table:style-name="ce13" office:value-type="string" calcext:value-type="string">
            <text:p>mqttwarn/services/pipe.py (и похожие плагины) — запуск внешних команд через subprocess с аргументами из item.addrs </text:p>
            <text:p>mqttwarn</text:p>
          </table:table-cell>
          <table:table-cell table:style-name="ce13" office:value-type="string" calcext:value-type="string">
            <text:p>proc = subprocess.Popen(argv, stdin=subprocess.PIPE, close_fds=True) (где argv = item.addrs)</text:p>
          </table:table-cell>
          <table:table-cell table:style-name="ce13" office:value-type="string" calcext:value-type="string">
            <text:p>Аргументы и исполняемый путь собираются из конфигурации/входных данных — при контроле attacker'ом возможна передача вредных параметров/запуск нежелательных бинарей. Даже при shell=False это может привести к запуску опасных бинарей или эксплуатации бинарей (command injection-like scenarios).</text:p>
          </table:table-cell>
          <table:table-cell table:style-name="ce14" office:value-type="string" calcext:value-type="string">
            <text:p>CWE-78 OS Command Injection (или Эвристика AI — неправильное использование внешних команд)</text:p>
          </table:table-cell>
          <table:table-cell table:style-name="ce13" office:value-type="string" calcext:value-type="string">
            <text:p>Проверять/валидировать argv (разрешённые исполняемые файлы, whitelist, абсолютные пути), избегать передачи данных от пользователей в аргументы команд. По возможности заменить вызовы внешних программ на внутренние Python-реализации. Логировать и ограничивать права процессa (снижение привилегий).</text:p>
          </table:table-cell>
          <table:table-cell office:value-type="string" calcext:value-type="string">
            <text:p>УО</text:p>
          </table:table-cell>
        </table:table-row>
        <table:table-row table:style-name="ro13">
          <table:table-cell/>
          <table:table-cell table:style-name="ce13" office:value-type="string" calcext:value-type="string">
            <text:p>mqttwarn/util.load_file — открытие файла и возврат дескриптора, возможная утечка ресурсов </text:p>
            <text:p>mqttwarn</text:p>
          </table:table-cell>
          <table:table-cell table:style-name="ce13" office:value-type="string" calcext:value-type="string">
            <text:p>reader = call() # open(path, "rb") ... return reader</text:p>
          </table:table-cell>
          <table:table-cell table:style-name="ce13" office:value-type="string" calcext:value-type="string">
            <text:p>Функция возвращает открытый файловый объект вызывающему коду; если вызывающий код не закрывает ресурс — утечка дескрипторов / файловых хендлов. (в тестах/скриптах это может привести к исчерпанию дескрипторов при высоком объёме).</text:p>
          </table:table-cell>
          <table:table-cell table:style-name="ce14" office:value-type="string" calcext:value-type="string">
            <text:p>Эвристика AI (Resource Leak)</text:p>
          </table:table-cell>
          <table:table-cell table:style-name="ce13" office:value-type="string" calcext:value-type="string">
            <text:p>Предоставлять API, которое возвращает содержимое (bytes) или использовать context manager (yield generator) — либо документировать обязанность закрытия возвращаемого объекта. При необходимости использовать tempfile и автоматическое закрытие/удаление.</text:p>
          </table:table-cell>
          <table:table-cell office:value-type="string" calcext:value-type="string">
            <text:p>УО</text:p>
          </table:table-cell>
        </table:table-row>
        <table:table-row table:style-name="ro17">
          <table:table-cell/>
          <table:table-cell table:style-name="ce13" office:value-type="string" calcext:value-type="string">
            <text:p>mqttwarn — динамическая загрузка плагинов из файла (load_module_from_file) — проверка доверия к файлу </text:p>
            <text:p>mqttwarn</text:p>
          </table:table-cell>
          <table:table-cell table:style-name="ce13" office:value-type="string" calcext:value-type="string">
            <text:p>loader = importlib.machinery.SourceFileLoader(fullname=name, path=str(path)); loader.exec_module(mod)</text:p>
          </table:table-cell>
          <table:table-cell table:style-name="ce13" office:value-type="string" calcext:value-type="string">
            <text:p>Загрузка и исполнение произвольного .py/.pyc файла. Если путь/файл конфигурируются пользователем и не проверяются — атака RCE через замену/подмену модуля.</text:p>
          </table:table-cell>
          <table:table-cell table:style-name="ce14" office:value-type="string" calcext:value-type="string">
            <text:p>Эвристика AI / CWE-94/CWE-95 (динамическое исполнение кода)</text:p>
          </table:table-cell>
          <table:table-cell table:style-name="ce13" office:value-type="string" calcext:value-type="string">
            <text:p>Ограничивать директории, откуда можно загружать плагины (chroot/контроль прав), применять цифровую подпись/хэш (integrity check) для загружаемых модулей, или использовать безопасный sandbox/песочницу. Явно документировать, что плагины выполняются с правами приложения.</text:p>
          </table:table-cell>
          <table:table-cell office:value-type="string" calcext:value-type="string">
            <text:p>УО</text:p>
          </table:table-cell>
        </table:table-row>
        <table:table-row table:style-name="ro18">
          <table:table-cell/>
          <table:table-cell table:style-name="ce13" office:value-type="string" calcext:value-type="string">
            <text:p>Различные тесты/примеры (tests/, examples/) — встраивание чувствительных данных в строки (например: amqp://user:password@localhost:5672/, test tokens) </text:p>
            <text:p>mqttwarn</text:p>
          </table:table-cell>
          <table:table-cell table:style-name="ce13" office:value-type="string" calcext:value-type="string">
            <text:p>config={"uri": "amqp://user:password@localhost:5672/"}; TEST_TOKEN = "myToken"</text:p>
          </table:table-cell>
          <table:table-cell table:style-name="ce13" office:value-type="string" calcext:value-type="string">
            <text:p>В тестовых/примерных данных — явные пароль/токены. Если такие файлы попадают в репозиторий/пакет/CI — риск случайной утечки секретов в логах/CI.</text:p>
          </table:table-cell>
          <table:table-cell table:style-name="ce14" office:value-type="string" calcext:value-type="string">
            <text:p>CWE-798 Use of Hard-coded Credentials (и Эвристика AI - секреты в репозитории)</text:p>
          </table:table-cell>
          <table:table-cell table:style-name="ce13" office:value-type="string" calcext:value-type="string">
            <text:p>Удалить реальные/рабочие креды из репо. Использовать переменные окружения или фикстуры/secret management для тестов (например, pytest fixtures с мок-объектами). Проверять репозиторий на секреты (git-secrets, truffleHog).</text:p>
          </table:table-cell>
          <table:table-cell office:value-type="string" calcext:value-type="string">
            <text:p>ЛС</text:p>
          </table:table-cell>
        </table:table-row>
        <table:table-row table:style-name="ro18">
          <table:table-cell/>
          <table:table-cell table:style-name="ce13" office:value-type="string" calcext:value-type="string">
            <text:p>examples/... и плагины — формирование путей и .format(**item.data) при создании имён файлов/таблиц </text:p>
            <text:p>mqttwarn</text:p>
          </table:table-cell>
          <table:table-cell table:style-name="ce13" office:value-type="string" calcext:value-type="string">
            <text:p>примеры: table_name = item.addrs[0].format(**item.data) / fallback_col = item.addrs[1].format(**item.data)</text:p>
          </table:table-cell>
          <table:table-cell table:style-name="ce13" office:value-type="string" calcext:value-type="string">
            <text:p>Подстановка item.data в именованные шаблоны ( .format(**item.data) ) может привести к непреднамеренному изменению имени/пути (включая .., спецсимволы) — риск обхода логики и path traversal / некорректного формирования SQL идентификаторов.</text:p>
          </table:table-cell>
          <table:table-cell table:style-name="ce14" office:value-type="string" calcext:value-type="string">
            <text:p>CWE-22 Path Traversal (для путей) и CWE-89 (для SQL идентификаторов) — или Эвристика AI при сложной логике</text:p>
          </table:table-cell>
          <table:table-cell table:style-name="ce13" office:value-type="string" calcext:value-type="string">
            <text:p>Валидировать входные данные перед применением .format(). Для путей — нормализовать (os.path.realpath) и проверять принадлежность к разрешённой директории. Для SQL/имён таблиц — использовать whitelist/явный маппинг. Избегать прямой подстановки структуры из пользовательских данных.</text:p>
          </table:table-cell>
          <table:table-cell office:value-type="string" calcext:value-type="string">
            <text:p>ЛС</text:p>
          </table:table-cell>
        </table:table-row>
      </table:table>
      <table:table table:name="Qwe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&gt;&gt;&gt; Bandit Analysis Report (stdout) &lt;&lt;&lt;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Use of weak MD5 hash for security. Consider usedforsecurity=Fals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examples/hiveeyes/hiveeyes.py:32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3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324_hashlib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By default, jinja2 sets autoescape to False. Consider using autoescape=True or use the select_autoescape function to mitigate XSS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core.py:4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7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701_jinja2_autoescape_false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&gt;&gt; Issue: Using ServerProxy to parse untrusted XML data</text:p>
            <text:p> Is known to be vulnerable to XML attacks. Use defusedxml.xmlrpc.monkey_patch() function to monkey-patch xmlrpclib and mitigate XML vulnerabilities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freeswitch.py: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41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blacklists/blacklist_imports.html#b411-import-xmlrpclib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Call to requests with verify=False disabling SSL certificate checks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hangbot.py:3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1_request_with_no_cert_valid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Paramiko call with policy set to automatically trust the unknown host key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MEDIU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mqttwarn/services/ssh.py:6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50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507_ssh_no_host_key_verification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---------------------------------------</text:p>
          </table:table-cell>
          <table:table-cell table:number-columns-repeated="2"/>
          <table:table-cell office:value-type="string" calcext:value-type="string">
            <text:p>8 ОНН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&gt;&gt; Issue: Starting a process with a shell, possible injection detected, security issue.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Severity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Confidence: HIGH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Location: temp_projects/mqtt-tools_mqttwarn/tests/test_commands.py:16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Test ID: B6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 text:c="3"/>More Info: https://bandit.readthedocs.io/en/1.8.6/plugins/b605_start_process_with_a_shell.html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----------------------------------------</text:p>
          </table:table-cell>
          <table:table-cell table:style-name="ce10" office:value-type="string" calcext:value-type="string">
            <text:p>Файл/строка</text:p>
          </table:table-cell>
          <table:table-cell table:style-name="ce10" office:value-type="string" calcext:value-type="string">
            <text:p>Фрагмент кода</text:p>
          </table:table-cell>
          <table:table-cell table:style-name="ce10" office:value-type="string" calcext:value-type="string">
            <text:p>Описание ошибки</text:p>
          </table:table-cell>
          <table:table-cell table:style-name="ce10" office:value-type="string" calcext:value-type="string">
            <text:p>Классификация CWE/Тип</text:p>
          </table:table-cell>
          <table:table-cell table:style-name="ce10" office:value-type="string" calcext:value-type="string">
            <text:p>Рекомендации по устранению</text:p>
          </table:table-cell>
          <table:table-cell/>
        </table:table-row>
        <table:table-row table:style-name="ro19">
          <table:table-cell/>
          <table:table-cell table:style-name="ce11" office:value-type="string" calcext:value-type="string">
            <text:p>examples/warntoggle/www/warntoggle.py:44</text:p>
          </table:table-cell>
          <table:table-cell table:style-name="ce11" office:value-type="string" calcext:value-type="string">
            <text:p>writetoggles[k] = eval(str(v))</text:p>
          </table:table-cell>
          <table:table-cell table:style-name="ce11" office:value-type="string" calcext:value-type="string">
            <text:p>Использование опасной функции eval() с данными из пользовательского запроса без валидации</text:p>
          </table:table-cell>
          <table:table-cell table:style-name="ce12" office:value-type="string" calcext:value-type="string">
            <text:p>CWE-95 (Improper Neutralization of Directives in Dynamically Evaluated Code / Неправильная нейтрализация директив в динамически вычисляемом коде)</text:p>
          </table:table-cell>
          <table:table-cell table:style-name="ce11" office:value-type="string" calcext:value-type="string">
            <text:p>Заменить eval() на безопасные методы парсинга, например json.loads() для преобразования строк в Python-объекты. Для логических значений использовать проверки типа: value.lower() == 'true'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11" office:value-type="string" calcext:value-type="string">
            <text:p>mqttwarn/services/sqlite.py:34</text:p>
          </table:table-cell>
          <table:table-cell table:style-name="ce11" office:value-type="string" calcext:value-type="string">
            <text:p>c.execute('CREATE TABLE IF NOT EXISTS %s (payload TEXT)' % table)</text:p>
          </table:table-cell>
          <table:table-cell table:style-name="ce11" office:value-type="string" calcext:value-type="string">
            <text:p>Форматирование SQL-запросов с использованием пользовательских входных данных без параметризации</text:p>
          </table:table-cell>
          <table:table-cell table:style-name="ce12" office:value-type="string" calcext:value-type="string">
            <text:p>CWE-89 (SQL Injection / SQL-инъекция)</text:p>
          </table:table-cell>
          <table:table-cell table:style-name="ce11" office:value-type="string" calcext:value-type="string">
            <text:p>Использовать параметризованные запросы для создания таблиц: сначала проверить допустимость имени таблицы с помощью регулярного выражения, затем использовать sqlite3.prepare_v2() для безопасного выполнения запроса</text:p>
          </table:table-cell>
          <table:table-cell office:value-type="string" calcext:value-type="string">
            <text:p>УО</text:p>
          </table:table-cell>
        </table:table-row>
        <table:table-row table:style-name="ro20">
          <table:table-cell/>
          <table:table-cell table:style-name="ce11" office:value-type="string" calcext:value-type="string">
            <text:p>mqttwarn/services/osxsay.py:21-25</text:p>
          </table:table-cell>
          <table:table-cell table:style-name="ce11" office:value-type="string" calcext:value-type="string">
            <text:p>proc = subprocess.Popen(argv, stdin=subprocess.PIPE, close_fds=True) ... proc.stdin.write(text)</text:p>
          </table:table-cell>
          <table:table-cell table:style-name="ce11" office:value-type="string" calcext:value-type="string">
            <text:p>Выполнение системных команд без валидации аргументов, передаваемых из конфигурации</text:p>
          </table:table-cell>
          <table:table-cell table:style-name="ce12" office:value-type="string" calcext:value-type="string">
            <text:p>CWE-78 (OS Command Injection / Инъекция команд ОС)</text:p>
          </table:table-cell>
          <table:table-cell table:style-name="ce11" office:value-type="string" calcext:value-type="string">
            <text:p>1. Валидировать аргументы argv перед выполнением; 2. Использовать shell=False (уже реализовано); 3. Разрешать только белый список допустимых команд; 4. Для текста использовать безопасное кодирование</text:p>
          </table:table-cell>
          <table:table-cell office:value-type="string" calcext:value-type="string">
            <text:p>УО</text:p>
          </table:table-cell>
        </table:table-row>
        <table:table-row table:style-name="ro20">
          <table:table-cell/>
          <table:table-cell table:style-name="ce11" office:value-type="string" calcext:value-type="string">
            <text:p>mqttwarn/services/pipe.py:21-28</text:p>
          </table:table-cell>
          <table:table-cell table:style-name="ce11" office:value-type="string" calcext:value-type="string">
            <text:p>proc = subprocess.Popen(argv, stdin=subprocess.PIPE, close_fds=True) ... proc.stdin.write(text.encode('utf-8'))</text:p>
          </table:table-cell>
          <table:table-cell table:style-name="ce11" office:value-type="string" calcext:value-type="string">
            <text:p>Выполнение команд из pipe без валидации входных данных</text:p>
          </table:table-cell>
          <table:table-cell table:style-name="ce12" office:value-type="string" calcext:value-type="string">
            <text:p>CWE-78 (OS Command Injection / Инъекция команд ОС)</text:p>
          </table:table-cell>
          <table:table-cell table:style-name="ce11" office:value-type="string" calcext:value-type="string">
            <text:p>Применить те же меры, что и для osxsay: валидация входных данных, белый список команд, строгая очистка параметров</text:p>
          </table:table-cell>
          <table:table-cell office:value-type="string" calcext:value-type="string">
            <text:p>УО</text:p>
          </table:table-cell>
        </table:table-row>
        <table:table-row table:style-name="ro20">
          <table:table-cell/>
          <table:table-cell table:style-name="ce11" office:value-type="string" calcext:value-type="string">
            <text:p>mqttwarn/services/ssh.py:48-50</text:p>
          </table:table-cell>
          <table:table-cell table:style-name="ce11" office:value-type="string" calcext:value-type="string">
            <text:p>ssh.exec_command(command)</text:p>
          </table:table-cell>
          <table:table-cell table:style-name="ce11" office:value-type="string" calcext:value-type="string">
            <text:p>Выполнение произвольных SSH-команд без адекватной валидации аргументов</text:p>
          </table:table-cell>
          <table:table-cell table:style-name="ce12" office:value-type="string" calcext:value-type="string">
            <text:p>Эвристика AI (Remote Command Execution через SSH)</text:p>
          </table:table-cell>
          <table:table-cell table:style-name="ce11" office:value-type="string" calcext:value-type="string">
            <text:p>1. Использовать белый список разрешенных команд; 2. Экранировать аргументы с помощью shlex.quote(); 3. Реализовать строгую валидацию входных параметров; 4. Использовать параметризованные команды вместо форматирования строк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/>
          <table:table-cell table:style-name="ce11" office:value-type="string" calcext:value-type="string">
            <text:p>examples/warntoggle/www/warntoggle.py:16</text:p>
          </table:table-cell>
          <table:table-cell table:style-name="ce11" office:value-type="string" calcext:value-type="string">
            <text:p>infile = open(filename, 'r')</text:p>
          </table:table-cell>
          <table:table-cell table:style-name="ce11" office:value-type="string" calcext:value-type="string">
            <text:p>Использование статического пути к файлу без проверки на path traversal</text:p>
          </table:table-cell>
          <table:table-cell table:style-name="ce12" office:value-type="string" calcext:value-type="string">
            <text:p>CWE-22 (Path Traversal / Обход пути к файлам)</text:p>
          </table:table-cell>
          <table:table-cell table:style-name="ce11" office:value-type="string" calcext:value-type="string">
            <text:p>1. Использовать os.path.abspath() и проверить, что итоговый путь находится в разрешенной директории; 2. Валидировать имя файла регулярным выражением; 3. Использовать os.path.join() с базовым безопасным каталогом</text:p>
          </table:table-cell>
          <table:table-cell office:value-type="string" calcext:value-type="string">
            <text:p>Уо</text:p>
          </table:table-cell>
        </table:table-row>
        <table:table-row table:style-name="ro19">
          <table:table-cell/>
          <table:table-cell table:style-name="ce11" office:value-type="string" calcext:value-type="string">
            <text:p>contrib/zabbix_mqtt_agent.py:35</text:p>
          </table:table-cell>
          <table:table-cell table:style-name="ce11" office:value-type="string" calcext:value-type="string">
            <text:p>mqttc.tls_insecure_set(True) # Ensure False in production</text:p>
          </table:table-cell>
          <table:table-cell table:style-name="ce11" office:value-type="string" calcext:value-type="string">
            <text:p>Игнорирование проверки сертификатов SSL/TLS в конфигурации, помеченной для продакшена</text:p>
          </table:table-cell>
          <table:table-cell table:style-name="ce12" office:value-type="string" calcext:value-type="string">
            <text:p>CWE-295 (Improper Certificate Validation / Неправильная валидация сертификатов)</text:p>
          </table:table-cell>
          <table:table-cell table:style-name="ce11" office:value-type="string" calcext:value-type="string">
            <text:p>Установить mqttc.tls_insecure_set(False) по умолчанию и устранить комментарий. Для разработки использовать отдельную конфигурацию или параметр командной строки</text:p>
          </table:table-cell>
          <table:table-cell office:value-type="string" calcext:value-type="string">
            <text:p>УО</text:p>
          </table:table-cell>
        </table:table-row>
        <table:table-row table:style-name="ro20">
          <table:table-cell/>
          <table:table-cell table:style-name="ce11" office:value-type="string" calcext:value-type="string">
            <text:p>tests/util.py:75-77</text:p>
          </table:table-cell>
          <table:table-cell table:style-name="ce11" office:value-type="string" calcext:value-type="string">
            <text:p>message = MQTTMessage(mid=42, topic=topic.encode("utf-8")) ... message.payload = payload.encode("utf-8")</text:p>
          </table:table-cell>
          <table:table-cell table:style-name="ce11" office:value-type="string" calcext:value-type="string">
            <text:p>Нет валидации размера полезной нагрузки при эмуляции MQTT-сообщений</text:p>
          </table:table-cell>
          <table:table-cell table:style-name="ce12" office:value-type="string" calcext:value-type="string">
            <text:p>Эвристика AI (Потенциальная утечка памяти или DoS при больших сообщениях)</text:p>
          </table:table-cell>
          <table:table-cell table:style-name="ce11" office:value-type="string" calcext:value-type="string">
            <text:p>1. Добавить ограничение на максимальный размер payload; 2. Использовать потоковую обработку для больших сообщений; 3. Реализовать валидацию размера в тестах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11" office:value-type="string" calcext:value-type="string">
            <text:p>mqttwarn/services/telegram.py:69</text:p>
          </table:table-cell>
          <table:table-cell table:style-name="ce11" office:value-type="string" calcext:value-type="string">
            <text:p>res = requests.get(url)</text:p>
          </table:table-cell>
          <table:table-cell table:style-name="ce11" office:value-type="string" calcext:value-type="string">
            <text:p>Отсутствие валидации URL перед HTTP-запросом</text:p>
          </table:table-cell>
          <table:table-cell table:style-name="ce12" office:value-type="string" calcext:value-type="string">
            <text:p>CWE-918 (Server-Side Request Forgery / Подделка серверных запросов)</text:p>
          </table:table-cell>
          <table:table-cell table:style-name="ce11" office:value-type="string" calcext:value-type="string">
            <text:p>1. Проверить домен URL на принадлежность к белому списку; 2. Установить таймауты соединения; 3. Использовать изолированный прокси для внешних запросов; 4. Проверять, не является ли URL внутренним адресом</text:p>
          </table:table-cell>
          <table:table-cell office:value-type="string" calcext:value-type="string">
            <text:p>УО</text:p>
          </table:table-cell>
        </table:table-row>
        <table:table-row table:style-name="ro9">
          <table:table-cell/>
          <table:table-cell table:style-name="ce11" office:value-type="string" calcext:value-type="string">
            <text:p>mqttwarn/vendor/ZabbixSender.py:70-73</text:p>
          </table:table-cell>
          <table:table-cell table:style-name="ce11" office:value-type="string" calcext:value-type="string">
            <text:p>recv_data = robj.read()</text:p>
          </table:table-cell>
          <table:table-cell table:style-name="ce11" office:value-type="string" calcext:value-type="string">
            <text:p>Чтение данных из сокета без ограничения размера</text:p>
          </table:table-cell>
          <table:table-cell table:style-name="ce12" office:value-type="string" calcext:value-type="string">
            <text:p>Эвристика AI (Потенциальная утечка памяти или DoS при больших ответах)</text:p>
          </table:table-cell>
          <table:table-cell table:style-name="ce11" office:value-type="string" calcext:value-type="string">
            <text:p>Добавить ограничение на максимальный размер читаемых данных: recv_data = robj.read(MAX_RESPONSE_SIZE), где MAX_RESPONSE_SIZE определен как константа</text:p>
          </table:table-cell>
          <table:table-cell office:value-type="string" calcext:value-type="string">
            <text:p>УО</text:p>
          </table:table-cell>
        </table:table-row>
        <table:table-row table:style-name="ro11">
          <table:table-cell/>
          <table:table-cell table:style-name="ce11" office:value-type="string" calcext:value-type="string">
            <text:p>mqttwarn/util.py:141-162</text:p>
          </table:table-cell>
          <table:table-cell table:style-name="ce11" office:value-type="string" calcext:value-type="string">
            <text:p>def import_symbol(name: str, parent: t.Optional[types.ModuleType] = None) -&gt; types.ModuleType:</text:p>
          </table:table-cell>
          <table:table-cell table:style-name="ce11" office:value-type="string" calcext:value-type="string">
            <text:p>Динамический импорт модулей без валидации имен</text:p>
          </table:table-cell>
          <table:table-cell table:style-name="ce12" office:value-type="string" calcext:value-type="string">
            <text:p>CWE-470 (Use of Externally-Controlled Input to Select Classes or Code / Использование внешнего ввода для выбора классов или кода)</text:p>
          </table:table-cell>
          <table:table-cell table:style-name="ce11" office:value-type="string" calcext:value-type="string">
            <text:p>1. Проверять имя модуля на соответствие белому списку разрешенных модулей; 2. Использовать importlib.util.find_spec(name) перед импортом для проверки существования модуля</text:p>
          </table:table-cell>
          <table:table-cell office:value-type="string" calcext:value-type="string">
            <text:p>У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3:38:25.0511822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00:26:39.146911700</meta:creation-date>
    <dc:date>2025-12-01T03:10:39.416509800</dc:date>
    <meta:editing-duration>PT14M42S</meta:editing-duration>
    <meta:editing-cycles>4</meta:editing-cycles>
    <meta:generator>LibreOffice/25.2.6.2$Windows_X86_64 LibreOffice_project/729c5bfe710f5eb71ed3bbde9e06a6065e9c6c5d</meta:generator>
    <meta:document-statistic meta:table-count="3" meta:cell-count="387" meta:object-count="0"/>
  </office:meta>
</office:document-meta>
</file>